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9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">
      <style:table-cell-properties fo:border="0.74pt solid #000000"/>
      <style:text-properties style:font-name="Times New Roman"/>
    </style:style>
    <style:style style:name="ce1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7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="0.74pt solid #000000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59" office:value-type="string" calcext:value-type="string">
            <text:p>Nr</text:p>
          </table:table-cell>
          <table:table-cell table:style-name="ce59" office:value-type="string" calcext:value-type="string" table:number-columns-spanned="1" table:number-rows-spanned="4">
            <text:p>Date</text:p>
          </table:table-cell>
          <table:table-cell table:style-name="ce59" office:value-type="string" calcext:value-type="string" table:number-columns-spanned="1" table:number-rows-spanned="4">
            <text:p>Project</text:p>
          </table:table-cell>
          <table:table-cell table:style-name="ce59" office:value-type="string" calcext:value-type="string" table:number-columns-spanned="1" table:number-rows-spanned="4">
            <text:p>Start</text:p>
          </table:table-cell>
          <table:table-cell table:style-name="ce59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59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59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59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9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9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93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99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93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99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93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99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93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99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93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99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93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99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93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99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93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93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99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93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99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93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99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93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99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93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99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93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99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Date</text:p>
          </table:table-cell>
          <table:table-cell table:style-name="ce59" office:value-type="string" calcext:value-type="string" table:number-columns-spanned="1" table:number-rows-spanned="4">
            <text:p>Project</text:p>
          </table:table-cell>
          <table:table-cell table:style-name="ce59" office:value-type="string" calcext:value-type="string" table:number-columns-spanned="1" table:number-rows-spanned="4">
            <text:p>Start</text:p>
          </table:table-cell>
          <table:table-cell table:style-name="ce59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9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107"/>
          <table:covered-table-cell table:style-name="ce117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117"/>
          <table:table-cell table:style-name="Default"/>
          <table:table-cell table:number-columns-repeated="1011"/>
        </table:table-row>
        <table:table-row table:style-name="ro1">
          <table:covered-table-cell table:style-name="ce107"/>
          <table:covered-table-cell table:style-name="ce114"/>
          <table:covered-table-cell table:number-columns-repeated="3" table:style-name="ce107"/>
          <table:covered-table-cell table:style-name="ce117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107"/>
          <table:covered-table-cell table:style-name="ce114"/>
          <table:covered-table-cell table:number-columns-repeated="3" table:style-name="ce107"/>
          <table:covered-table-cell table:style-name="ce117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9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9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117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17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17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93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99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93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93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93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99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93"/>
          <table:covered-table-cell table:style-name="ce99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93"/>
          <table:covered-table-cell table:style-name="ce99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93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99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93"/>
          <table:covered-table-cell table:style-name="ce99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93"/>
          <table:covered-table-cell table:style-name="ce99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93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99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93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99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93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99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93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99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93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99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93" table:formula="of:=COUNTA([.E47:.E52])" office:value-type="float" office:value="6" calcext:value-type="float" table:number-columns-spanned="1" table:number-rows-spanned="6">
            <office:annotation draw:style-name="gr2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99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93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99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93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99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93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99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93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93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99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93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99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93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99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93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99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93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99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93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99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93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99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93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99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93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99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93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99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93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99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93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99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93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99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93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99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Date</text:p>
          </table:table-cell>
          <table:table-cell table:style-name="ce59" office:value-type="string" calcext:value-type="string" table:number-columns-spanned="1" table:number-rows-spanned="4">
            <text:p>Project</text:p>
          </table:table-cell>
          <table:table-cell table:style-name="ce59" office:value-type="string" calcext:value-type="string" table:number-columns-spanned="1" table:number-rows-spanned="4">
            <text:p>Start</text:p>
          </table:table-cell>
          <table:table-cell table:style-name="ce59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9" office:value-type="float" office:value="1" calcext:value-type="float" table:number-columns-spanned="1" table:number-rows-spanned="3">
            <text:p>1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number-columns-repeated="3" table:style-name="ce107"/>
          <table:covered-table-cell table:style-name="ce117"/>
          <table:table-cell table:style-name="ce90" table:formula="of:=SUM([.G5:.G85])" office:value-type="float" office:value="0" calcext:value-type="float">
            <text:p>0</text:p>
          </table:table-cell>
          <table:table-cell table:style-name="ce92" table:formula="of:=SUM([.H5:.H85])" office:value-type="float" office:value="0" calcext:value-type="float">
            <text:p>0,00</text:p>
          </table:table-cell>
          <table:covered-table-cell table:style-name="ce117"/>
          <table:table-cell table:style-name="Default"/>
          <table:table-cell table:number-columns-repeated="1011"/>
        </table:table-row>
        <table:table-row table:style-name="ro1">
          <table:covered-table-cell table:style-name="ce107"/>
          <table:covered-table-cell table:style-name="ce114"/>
          <table:covered-table-cell table:number-columns-repeated="3" table:style-name="ce107"/>
          <table:covered-table-cell table:style-name="ce117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107"/>
          <table:covered-table-cell table:style-name="ce114"/>
          <table:covered-table-cell table:number-columns-repeated="3" table:style-name="ce107"/>
          <table:covered-table-cell table:style-name="ce117"/>
          <table:table-cell table:style-name="ce92" table:formula="of:=[.G2]/[.A2]" office:value-type="float" office:value="0" calcext:value-type="float">
            <text:p>0,00</text:p>
          </table:table-cell>
          <table:table-cell table:style-name="ce92" table:formula="of:=[.H2]/[.A2]" office:value-type="float" office:value="0" calcext:value-type="float">
            <text:p>0,00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7" table:number-columns-repeated="2"/>
          <table:table-cell table:style-name="ce85" table:formula="of:=([.E5] - [.D5])*24" office:value-type="float" office:value="0" calcext:value-type="float">
            <text:p>0,00</text:p>
          </table:table-cell>
          <table:table-cell table:style-name="ce93" table:formula="of:=COUNTA([.E5:.E5])" office:value-type="float" office:value="0" calcext:value-type="float">
            <text:p>0</text:p>
          </table:table-cell>
          <table:table-cell table:style-name="ce99" table:formula="of:=SUM([.F5:.F5])" office:value-type="float" office:value="0" calcext:value-type="float">
            <text:p>0,00</text:p>
          </table:table-cell>
          <table:table-cell table:style-name="ce117"/>
          <table:table-cell table:number-columns-repeated="1012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.00.0000</text:date>, <text:time style:data-style-name="N2" text:time-value="23:46:59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23:46:35.760000000</dc:date>
    <meta:editing-duration>P6DT1H20M45S</meta:editing-duration>
    <meta:editing-cycles>486</meta:editing-cycles>
    <meta:generator>LibreOffice/7.3.2.2$Windows_X86_64 LibreOffice_project/49f2b1bff42cfccbd8f788c8dc32c1c309559be0</meta:generator>
    <meta:document-statistic meta:table-count="3" meta:cell-count="989" meta:object-count="0"/>
  </office:meta>
</office:document-meta>
</file>